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03af" officeooo:paragraph-rsid="000003af"/>
    </style:style>
    <style:style style:name="P2" style:family="paragraph" style:parent-style-name="Standard">
      <style:paragraph-properties fo:text-align="start" style:justify-single-word="false"/>
      <style:text-properties officeooo:rsid="000003af" officeooo:paragraph-rsid="000003af"/>
    </style:style>
    <style:style style:name="P3" style:family="paragraph" style:parent-style-name="Standard">
      <style:paragraph-properties fo:text-align="end" style:justify-single-word="false"/>
      <style:text-properties officeooo:rsid="000003af" officeooo:paragraph-rsid="00000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ick Holleran</text:p>
      <text:p text:style-name="P1"/>
      <text:p text:style-name="P1">HW 3</text:p>
      <text:p text:style-name="P1"/>
      <text:p text:style-name="P2">1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4:54:06.637218079</meta:creation-date>
    <dc:date>2019-03-16T23:19:04.860251899</dc:date>
    <meta:editing-duration>PT8H14M48S</meta:editing-duration>
    <meta:editing-cycles>1</meta:editing-cycles>
    <meta:document-statistic meta:table-count="0" meta:image-count="0" meta:object-count="0" meta:page-count="1" meta:paragraph-count="3" meta:word-count="5" meta:character-count="19" meta:non-whitespace-character-count="17"/>
    <meta:generator>LibreOffice/6.0.7.3$Linux_X86_64 LibreOffice_project/00m0$Build-3</meta:generator>
  </office:meta>
</office:document-meta>
</file>